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Tahoma" svg:font-family="Tahoma, Lucidasans, 'Lucida Sans', 'Arial Unicode MS'"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1" svg:font-family="Tahoma, Lucidasans, 'Lucida Sans', '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17da26" officeooo:paragraph-rsid="0017da26"/>
    </style:style>
    <style:style style:name="P2" style:family="paragraph" style:parent-style-name="Standard">
      <style:paragraph-properties fo:text-align="justify" style:justify-single-word="false"/>
      <style:text-properties officeooo:rsid="001a3391" officeooo:paragraph-rsid="001a3391"/>
    </style:style>
    <style:style style:name="P3" style:family="paragraph" style:parent-style-name="Standard">
      <style:paragraph-properties fo:text-align="justify" style:justify-single-word="false"/>
      <style:text-properties officeooo:rsid="001b03a8" officeooo:paragraph-rsid="001b03a8"/>
    </style:style>
    <style:style style:name="P4" style:family="paragraph" style:parent-style-name="Standard">
      <style:paragraph-properties fo:text-align="justify" style:justify-single-word="false"/>
      <style:text-properties officeooo:rsid="001b03a8" officeooo:paragraph-rsid="003a5562"/>
    </style:style>
    <style:style style:name="P5" style:family="paragraph" style:parent-style-name="Standard">
      <style:paragraph-properties fo:text-align="justify" style:justify-single-word="false"/>
      <style:text-properties officeooo:rsid="001cbcbe" officeooo:paragraph-rsid="003a5562"/>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3a5562"/>
    </style:style>
    <style:style style:name="P8" style:family="paragraph" style:parent-style-name="Standard">
      <style:paragraph-properties fo:text-align="justify" style:justify-single-word="false"/>
      <style:text-properties officeooo:paragraph-rsid="0079cd24"/>
    </style:style>
    <style:style style:name="P9" style:family="paragraph" style:parent-style-name="Standard">
      <style:paragraph-properties fo:text-align="justify" style:justify-single-word="false"/>
      <style:text-properties officeooo:rsid="00227e28" officeooo:paragraph-rsid="003a5562"/>
    </style:style>
    <style:style style:name="P10" style:family="paragraph" style:parent-style-name="Standard">
      <style:paragraph-properties fo:text-align="justify" style:justify-single-word="false"/>
      <style:text-properties officeooo:rsid="002aef61" officeooo:paragraph-rsid="003a5562"/>
    </style:style>
    <style:style style:name="P11" style:family="paragraph" style:parent-style-name="Standard">
      <style:paragraph-properties fo:text-align="justify" style:justify-single-word="false"/>
      <style:text-properties officeooo:rsid="002fe1c8" officeooo:paragraph-rsid="003a5562"/>
    </style:style>
    <style:style style:name="P12" style:family="paragraph" style:parent-style-name="Standard">
      <style:paragraph-properties fo:text-align="justify" style:justify-single-word="false"/>
      <style:text-properties officeooo:rsid="00371712" officeooo:paragraph-rsid="003a5562"/>
    </style:style>
    <style:style style:name="P13" style:family="paragraph" style:parent-style-name="Standard">
      <style:paragraph-properties fo:text-align="justify" style:justify-single-word="false"/>
      <style:text-properties officeooo:rsid="0038206b" officeooo:paragraph-rsid="003a5562"/>
    </style:style>
    <style:style style:name="P14" style:family="paragraph" style:parent-style-name="Standard">
      <style:paragraph-properties fo:text-align="justify" style:justify-single-word="false"/>
      <style:text-properties officeooo:rsid="0039801f" officeooo:paragraph-rsid="003a5562"/>
    </style:style>
    <style:style style:name="P15" style:family="paragraph" style:parent-style-name="Standard">
      <style:paragraph-properties fo:text-align="justify" style:justify-single-word="false"/>
      <style:text-properties officeooo:rsid="003a95d6" officeooo:paragraph-rsid="003a95d6"/>
    </style:style>
    <style:style style:name="P16" style:family="paragraph" style:parent-style-name="Standard">
      <style:paragraph-properties fo:text-align="justify" style:justify-single-word="false"/>
      <style:text-properties officeooo:rsid="0041fb72" officeooo:paragraph-rsid="0041fb72"/>
    </style:style>
    <style:style style:name="P17" style:family="paragraph" style:parent-style-name="Standard">
      <style:paragraph-properties fo:text-align="justify" style:justify-single-word="false"/>
      <style:text-properties officeooo:rsid="0042f66a" officeooo:paragraph-rsid="0042f66a"/>
    </style:style>
    <style:style style:name="P18" style:family="paragraph" style:parent-style-name="Standard">
      <style:paragraph-properties fo:text-align="justify" style:justify-single-word="false"/>
      <style:text-properties officeooo:rsid="00468a2e" officeooo:paragraph-rsid="00468a2e"/>
    </style:style>
    <style:style style:name="P19" style:family="paragraph" style:parent-style-name="Standard">
      <style:paragraph-properties fo:text-align="justify" style:justify-single-word="false"/>
      <style:text-properties officeooo:rsid="004c1b83" officeooo:paragraph-rsid="004c1b83"/>
    </style:style>
    <style:style style:name="P20" style:family="paragraph" style:parent-style-name="Standard">
      <style:paragraph-properties fo:text-align="justify" style:justify-single-word="false"/>
      <style:text-properties officeooo:rsid="004d5c1a" officeooo:paragraph-rsid="004d5c1a"/>
    </style:style>
    <style:style style:name="P21" style:family="paragraph" style:parent-style-name="Standard">
      <style:paragraph-properties fo:text-align="justify" style:justify-single-word="false"/>
      <style:text-properties officeooo:rsid="004ec182" officeooo:paragraph-rsid="004ec182"/>
    </style:style>
    <style:style style:name="P22" style:family="paragraph" style:parent-style-name="Standard">
      <style:paragraph-properties fo:text-align="justify" style:justify-single-word="false"/>
      <style:text-properties officeooo:rsid="004f6bb3" officeooo:paragraph-rsid="004f6bb3"/>
    </style:style>
    <style:style style:name="P23" style:family="paragraph" style:parent-style-name="Standard">
      <style:paragraph-properties fo:text-align="justify" style:justify-single-word="false"/>
      <style:text-properties officeooo:rsid="0051c4df" officeooo:paragraph-rsid="0051c4df"/>
    </style:style>
    <style:style style:name="P24" style:family="paragraph" style:parent-style-name="Standard">
      <style:paragraph-properties fo:text-align="justify" style:justify-single-word="false"/>
      <style:text-properties officeooo:rsid="00560238" officeooo:paragraph-rsid="0059f1da"/>
    </style:style>
    <style:style style:name="P25" style:family="paragraph" style:parent-style-name="Standard">
      <style:paragraph-properties fo:text-align="justify" style:justify-single-word="false"/>
      <style:text-properties officeooo:rsid="0059f1da" officeooo:paragraph-rsid="0059f1da"/>
    </style:style>
    <style:style style:name="P26" style:family="paragraph" style:parent-style-name="Standard">
      <style:paragraph-properties fo:text-align="justify" style:justify-single-word="false"/>
      <style:text-properties officeooo:rsid="005a56db" officeooo:paragraph-rsid="005a56db"/>
    </style:style>
    <style:style style:name="P27" style:family="paragraph" style:parent-style-name="Standard">
      <style:paragraph-properties fo:text-align="justify" style:justify-single-word="false"/>
      <style:text-properties officeooo:rsid="005a69a6" officeooo:paragraph-rsid="005a69a6"/>
    </style:style>
    <style:style style:name="P28" style:family="paragraph" style:parent-style-name="Standard">
      <style:paragraph-properties fo:text-align="justify" style:justify-single-word="false"/>
      <style:text-properties officeooo:rsid="00619869" officeooo:paragraph-rsid="005a69a6"/>
    </style:style>
    <style:style style:name="P29" style:family="paragraph" style:parent-style-name="Standard">
      <style:paragraph-properties fo:text-align="justify" style:justify-single-word="false"/>
      <style:text-properties officeooo:rsid="00619869" officeooo:paragraph-rsid="0064bd38"/>
    </style:style>
    <style:style style:name="P30" style:family="paragraph" style:parent-style-name="Standard">
      <style:paragraph-properties fo:text-align="justify" style:justify-single-word="false"/>
      <style:text-properties officeooo:rsid="0063c402" officeooo:paragraph-rsid="0064bd38"/>
    </style:style>
    <style:style style:name="P31" style:family="paragraph" style:parent-style-name="Standard">
      <style:text-properties officeooo:rsid="0067760c" officeooo:paragraph-rsid="0067760c"/>
    </style:style>
    <style:style style:name="P32" style:family="paragraph" style:parent-style-name="Standard">
      <style:text-properties officeooo:rsid="006a2b0c" officeooo:paragraph-rsid="006a2b0c"/>
    </style:style>
    <style:style style:name="P33" style:family="paragraph" style:parent-style-name="Standard">
      <style:text-properties officeooo:rsid="006cac2a" officeooo:paragraph-rsid="006cac2a"/>
    </style:style>
    <style:style style:name="P34" style:family="paragraph" style:parent-style-name="Standard">
      <style:text-properties officeooo:rsid="006fde7f" officeooo:paragraph-rsid="006fde7f"/>
    </style:style>
    <style:style style:name="P35" style:family="paragraph" style:parent-style-name="Standard">
      <style:text-properties officeooo:rsid="0070578a" officeooo:paragraph-rsid="0070578a"/>
    </style:style>
    <style:style style:name="P36" style:family="paragraph" style:parent-style-name="Standard">
      <style:text-properties officeooo:rsid="007188f5" officeooo:paragraph-rsid="007188f5"/>
    </style:style>
    <style:style style:name="P37" style:family="paragraph" style:parent-style-name="Standard">
      <style:text-properties officeooo:rsid="0072ed9d" officeooo:paragraph-rsid="0072ed9d"/>
    </style:style>
    <style:style style:name="P38" style:family="paragraph" style:parent-style-name="Standard">
      <style:text-properties officeooo:rsid="007d51dc" officeooo:paragraph-rsid="007d51dc"/>
    </style:style>
    <style:style style:name="P39" style:family="paragraph" style:parent-style-name="Standard">
      <style:paragraph-properties fo:text-align="justify" style:justify-single-word="false"/>
      <style:text-properties officeooo:rsid="007fb0bd" officeooo:paragraph-rsid="007fb0bd"/>
    </style:style>
    <style:style style:name="P40" style:family="paragraph" style:parent-style-name="Standard">
      <style:paragraph-properties fo:text-align="justify" style:justify-single-word="false"/>
      <style:text-properties officeooo:rsid="0081584f" officeooo:paragraph-rsid="0081584f"/>
    </style:style>
    <style:style style:name="P41" style:family="paragraph" style:parent-style-name="Standard">
      <style:paragraph-properties fo:text-align="justify" style:justify-single-word="false"/>
      <style:text-properties officeooo:rsid="00321da9" officeooo:paragraph-rsid="003a5562"/>
    </style:style>
    <style:style style:name="P42" style:family="paragraph" style:parent-style-name="Standard">
      <style:text-properties officeooo:paragraph-rsid="00828294"/>
    </style:style>
    <style:style style:name="P43" style:family="paragraph" style:parent-style-name="Standard">
      <style:paragraph-properties fo:text-align="justify" style:justify-single-word="false"/>
      <style:text-properties officeooo:paragraph-rsid="00828294"/>
    </style:style>
    <style:style style:name="P44" style:family="paragraph" style:parent-style-name="Standard">
      <style:paragraph-properties fo:text-align="justify" style:justify-single-word="false"/>
      <style:text-properties officeooo:rsid="0017da26" officeooo:paragraph-rsid="0017da26"/>
    </style:style>
    <style:style style:name="P45" style:family="paragraph" style:parent-style-name="Standard">
      <style:paragraph-properties fo:text-align="justify" style:justify-single-word="false"/>
      <style:text-properties officeooo:rsid="001a3391" officeooo:paragraph-rsid="001a3391"/>
    </style:style>
    <style:style style:name="P46" style:family="paragraph" style:parent-style-name="Standard">
      <style:paragraph-properties fo:text-align="justify" style:justify-single-word="false"/>
      <style:text-properties officeooo:rsid="007fb0bd" officeooo:paragraph-rsid="007fb0bd"/>
    </style:style>
    <style:style style:name="P47" style:family="paragraph" style:parent-style-name="Standard">
      <style:paragraph-properties fo:text-align="justify" style:justify-single-word="false"/>
      <style:text-properties officeooo:rsid="00828294" officeooo:paragraph-rsid="00828294"/>
    </style:style>
    <style:style style:name="P48" style:family="paragraph" style:parent-style-name="Standard">
      <style:text-properties officeooo:rsid="007d51dc" officeooo:paragraph-rsid="007d51dc"/>
    </style:style>
    <style:style style:name="T1" style:family="text">
      <style:text-properties officeooo:rsid="0008f821"/>
    </style:style>
    <style:style style:name="T2" style:family="text">
      <style:text-properties officeooo:rsid="000f6088"/>
    </style:style>
    <style:style style:name="T3" style:family="text">
      <style:text-properties officeooo:rsid="000fe932"/>
    </style:style>
    <style:style style:name="T4" style:family="text">
      <style:text-properties officeooo:rsid="0017da26"/>
    </style:style>
    <style:style style:name="T5" style:family="text">
      <style:text-properties officeooo:rsid="00194fd4"/>
    </style:style>
    <style:style style:name="T6" style:family="text">
      <style:text-properties officeooo:rsid="001a7c65"/>
    </style:style>
    <style:style style:name="T7" style:family="text">
      <style:text-properties officeooo:rsid="001dc870"/>
    </style:style>
    <style:style style:name="T8" style:family="text">
      <style:text-properties officeooo:rsid="00248a5d"/>
    </style:style>
    <style:style style:name="T9" style:family="text">
      <style:text-properties officeooo:rsid="002859ac"/>
    </style:style>
    <style:style style:name="T10" style:family="text">
      <style:text-properties officeooo:rsid="002bfac9"/>
    </style:style>
    <style:style style:name="T11" style:family="text">
      <style:text-properties officeooo:rsid="002fa558"/>
    </style:style>
    <style:style style:name="T12" style:family="text">
      <style:text-properties officeooo:rsid="0032c652"/>
    </style:style>
    <style:style style:name="T13" style:family="text">
      <style:text-properties officeooo:rsid="00337ed9"/>
    </style:style>
    <style:style style:name="T14" style:family="text">
      <style:text-properties officeooo:rsid="0037b260"/>
    </style:style>
    <style:style style:name="T15" style:family="text">
      <style:text-properties officeooo:rsid="003ad2b2"/>
    </style:style>
    <style:style style:name="T16" style:family="text">
      <style:text-properties officeooo:rsid="00438f9f"/>
    </style:style>
    <style:style style:name="T17" style:family="text">
      <style:text-properties officeooo:rsid="0043bc4f"/>
    </style:style>
    <style:style style:name="T18" style:family="text">
      <style:text-properties officeooo:rsid="00476c89"/>
    </style:style>
    <style:style style:name="T19" style:family="text">
      <style:text-properties officeooo:rsid="004f6bb3"/>
    </style:style>
    <style:style style:name="T20" style:family="text">
      <style:text-properties officeooo:rsid="0057f63c"/>
    </style:style>
    <style:style style:name="T21" style:family="text">
      <style:text-properties officeooo:rsid="005bb44b"/>
    </style:style>
    <style:style style:name="T22" style:family="text">
      <style:text-properties officeooo:rsid="0062f98b"/>
    </style:style>
    <style:style style:name="T23" style:family="text">
      <style:text-properties officeooo:rsid="0063cdfe"/>
    </style:style>
    <style:style style:name="T24" style:family="text">
      <style:text-properties officeooo:rsid="0069697b"/>
    </style:style>
    <style:style style:name="T25" style:family="text">
      <style:text-properties officeooo:rsid="006dd837"/>
    </style:style>
    <style:style style:name="T26" style:family="text">
      <style:text-properties officeooo:rsid="007422fa"/>
    </style:style>
    <style:style style:name="T27" style:family="text">
      <style:text-properties officeooo:rsid="0077e9ac"/>
    </style:style>
    <style:style style:name="T28" style:family="text">
      <style:text-properties officeooo:rsid="007851ef"/>
    </style:style>
    <style:style style:name="T29" style:family="text">
      <style:text-properties officeooo:rsid="00828294"/>
    </style:style>
    <style:style style:name="T30" style:family="text">
      <style:text-properties officeooo:rsid="008465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ondamentaux de l’informatique.</text:p>
      <text:p text:style-name="Standard">Mme <text:span text:style-name="T29">Catherine</text:span> Attal. </text:p>
      <text:p text:style-name="P42">Introduction à Unix et GNU/Linux. <text:span text:style-name="T1">Nous faire aimer le terminal et le mode de commande sous Linux. </text:span></text:p>
      <text:p text:style-name="P42"><text:a xlink:type="simple" xlink:href="mailto:cattal@pierrefitte93.fr" text:style-name="Internet_20_link" text:visited-style-name="Visited_20_Internet_20_Link"><text:span text:style-name="T1">cattal@pierrefitte93.fr</text:span></text:a><text:span text:style-name="T1"> </text:span></text:p>
      <text:p text:style-name="Standard">Un peu de vocabulaire.</text:p>
      <text:p text:style-name="Standard">Droit de copie.</text:p>
      <text:p text:style-name="Standard">Logiciel libre/logiciel source. </text:p>
      <text:p text:style-name="Standard">Licence Creative Commons. </text:p>
      <text:p text:style-name="Standard"/>
      <text:h text:style-name="Heading_20_1" text:outline-level="1">1-Histoire de Linux. </text:h>
      <text:p text:style-name="P43">L’histoire d’Unix commence en 1970. </text:p>
      <text:p text:style-name="P43"><text:span text:style-name="T4">Informatique : information et automatique (traitement d’information de manière automatique). </text:span></text:p>
      <text:p text:style-name="P1">Unix né en 1970 avec Bell Labs, une société de télécoms. Le but est d’abord de dialoguer d’un point à un autre et de développer ces dialogues. <text:span text:style-name="T5">Le langage C était utilisé pour dialoguer avec la machine. Le langage binaire étant très limité, on utilise des programmes créant des algorithmes pour donner des ordres à la machine. </text:span></text:p>
      <text:p text:style-name="P1"/>
      <text:p text:style-name="P2">OS : operating system. </text:p>
      <text:p text:style-name="P2"/>
      <text:p text:style-name="P2">Bell Labs ferme à la fin des années 70 et est racheté par BSD (Berkeley Software Distribution) et SRV5. <text:span text:style-name="T6">BSD donne SunOS et NextStep qui à lui-même été utilisé pour créer Mac OS (ajd Mac OS X). Ce sont tous des systèmes propriétaires, le code est fermé, on ne peut pas y accéder et le modifier (ce serai du vol). BSD à créer FreeBSD, OpenBSD et NetBSD pour les servers. </text:span></text:p>
      <text:p text:style-name="P3">SRV5 a donné des systèmes IBM (souvent utilisé pour les banques) : IRIX (SGI), HPUX, Sun Solaris, AIX (IBM). </text:p>
      <text:p text:style-name="P6"/>
      <text:h text:style-name="Heading_20_1" text:outline-level="1">2-Philosophie Unix et caractéristiques. </text:h>
      <text:p text:style-name="P4"/>
      <text:p text:style-name="P5">Richard Sallman créer le système GNU qui donnera Linux, il se pose contre BSD et Unix. IL veut que le code soit à disposition du plus grand nombre et qu’il puisse être utilisé pour la recherche et pour tout autre raison. Volonté d’indépendance vs Unix. <text:span text:style-name="T7">Il a récupéré le code libre de BSD et a développé un coeur de système nommé Linux. Ajd, on utilise des distribution Linux du type Ubuntu. Il veut partir de la coopération et du travail en réseau pour créer un nouveau système qui mutualiserait les connaissances. </text:span></text:p>
      <text:p text:style-name="P7"/>
      <text:p text:style-name="P9">Le coeur du système Linux au départ c’est : </text:p>
      <text:p text:style-name="P9">- que ce qui est simple est beau,</text:p>
      <text:p text:style-name="P9">-faire que chaque programme fasse une seule chose et le fasse bien,</text:p>
      <text:p text:style-name="P9">-préférer la portabilité à l’efficacité,</text:p>
      <text:p text:style-name="P9">-éviter les interfaces captives, <text:span text:style-name="T8">(on n’est pas bloquer par une interface spécifique qui n’accepte qu’un seul type de programme).</text:span></text:p>
      <text:p text:style-name="P9"/>
      <text:p text:style-name="P9"><text:span text:style-name="T8">A</text:span>bstraction du système :</text:p>
      <text:p text:style-name="P9">-<text:span text:style-name="T9">N</text:span>oyau : niveau matériel,</text:p>
      <text:p text:style-name="P9">-Sell : niveau de texte,</text:p>
      <text:p text:style-name="P9"><text:soft-page-break/>-X Windows, niveau graphique. </text:p>
      <text:p text:style-name="P6"/>
      <text:h text:style-name="Heading_20_1" text:outline-level="1">3-Différentes couches du système Unix.</text:h>
      <text:p text:style-name="P10"/>
      <text:p text:style-name="P10">Unix était multi-utilisateur pour un même poste et par défaut, les utilisateurs ne peuvent pas toucher aux fichiers des autres utilisateurs ni modifier les paramètres du système, supprimer des programme etc. <text:span text:style-name="T11">Fonctionne avec le multitâche. </text:span></text:p>
      <text:p text:style-name="P10">Root : utilisateur administrateur qui a tous les privilèges <text:span text:style-name="T10">et tous les droits sur l’ordinateur. </text:span></text:p>
      <text:p text:style-name="P11">Supporte plusieurs processeurs (supporte des processes : suite de codes), extrêmement flexible, prise en charge du réseau <text:span text:style-name="T12">(la carte réseau)</text:span>, portable (aptitude d’un programme informatique ou d’un progiciel à être exécuté, sans grande modification sur des ordinateurs de types différents <text:span text:style-name="T13">contrairement à un OS qui ne fonctionnera que sur un Mac</text:span>). </text:p>
      <text:p text:style-name="P41">Scalable : échelonnable, extensible, évolutif, distribuable. </text:p>
      <text:p text:style-name="P6"/>
      <text:h text:style-name="Heading_20_1" text:outline-level="1">4-Le projet GNU, licences de logiciels libres. </text:h>
      <text:p text:style-name="P6"/>
      <text:p text:style-name="P12">GNU= GNU is Not Unix.<text:span text:style-name="T14">GGNU est lancé en 1984 par Richard Stallman, un chercheur du MIT alors que UNIX n’était pas libre d’accès. Les composants initiaux : compilateurs C (gcc) , make (GNU make), Emacs, bibliothèques B (glibc), outils de base (ls, cp…). </text:span></text:p>
      <text:p text:style-name="P16">Le projet initiale est de créer un Unix entièrement libre. </text:p>
      <text:p text:style-name="P16"/>
      <text:p text:style-name="P13">En 1991, le projet GNU n’avait toujours pas de noyaux et tournait sur des Unix propriétaires. </text:p>
      <text:p text:style-name="P13"/>
      <text:p text:style-name="P14">Système d’information : le contexte de travail + le web + le public et tout le monde communique et échange avec les autres. </text:p>
      <text:p text:style-name="P15">Il faut toujours se tenir au courant pour ne pas se trouver pallier par les matériels et les besoins des gens. <text:span text:style-name="T15">Il faut se poser la question des usages de notre projet : pour qui, avec quel matériel, quel interface etc.</text:span></text:p>
      <text:p text:style-name="P15"/>
      <text:p text:style-name="P17">Les logiciels libres. </text:p>
      <text:p text:style-name="P17">Il faut : pouvoir l’utiliser à n’importe quelle fin, pouvoir le modifier pour répondre à ses bes<text:span text:style-name="T17">o</text:span>ins, le redistribuer sous copies à des amis/voisins, partager avec d’autres les modifications <text:span text:style-name="T16">avec autrui. </text:span></text:p>
      <text:p text:style-name="P18">On peut rendre propriétaire propriétaire en soi (c’est la licence). </text:p>
      <text:p text:style-name="P18">GPL : General Public License et la GNU GPL est la plus courante. <text:span text:style-name="T18">Il faut toujours siter ces sources surtout dans le cadre de l’opensource. C’est une bonne pratique à conserver. </text:span></text:p>
      <text:p text:style-name="P19"/>
      <text:p text:style-name="P19">Le mouvement du logiciel libre.</text:p>
      <text:p text:style-name="P19">Basé sur la liberté individuelle et l’utilité sociale de la coopération, des principes à respecter. Cf <text:a xlink:type="simple" xlink:href="http://www.gnu.org/philosophy/philosophy.fr.html" text:style-name="Internet_20_link" text:visited-style-name="Visited_20_Internet_20_Link">www.gnu.org/philosophy/philosophy.fr.html</text:a> </text:p>
      <text:p text:style-name="P19"/>
      <text:p text:style-name="P19">Le mouvement open source.</text:p>
      <text:p text:style-name="P19">Approche pragmatique, partage des sources pour l’efficacité et l’obligation de publier les sources. </text:p>
      <text:p text:style-name="P19"/>
      <text:p text:style-name="P15"/>
      <text:h text:style-name="Heading_20_1" text:outline-level="1">5-Linux, Distribution GNU/Linux.</text:h>
      <text:p text:style-name="P20">Ensemble cohérent de version compatible du noyau, de la bibliothèque C, de compilateur, d’outils.</text:p>
      <text:p text:style-name="P20"><text:soft-page-break/>Les outils sont sous la forme de paquetages qui peuvent facilement être installés, supprimés, mis à jour. Les dépendances entre les outils sont gérées automatiquement. </text:p>
      <text:p text:style-name="P21">Distribution commerciale : assistance technique. </text:p>
      <text:p text:style-name="P21">Distribution communautaire : sources et binaires sont librement disponibles. <text:span text:style-name="T19">Fournis sans assistance technique. </text:span></text:p>
      <text:p text:style-name="P22">Ne confondez pas la version de la distribution avec celle du noyau. </text:p>
      <text:p text:style-name="P22"/>
      <text:p text:style-name="P23">Fork : objet dérivé, nouveau logiciel crée à partir d’un logiciel déjà existant. </text:p>
      <text:p text:style-name="P6"/>
      <text:h text:style-name="Heading_20_1" text:outline-level="1">6- Les autres systèmes libres Unix. <text:s/></text:h>
      <text:p text:style-name="P6"/>
      <text:p text:style-name="P24">Distribution Live : sur le site d’Ubuntu, on va charger directement le logiciel dans sa forme Live (sur un périphérique de stockage et de démarrage type cleb USB) et quand ont va démarrer l’ordinateur ont va le booter sur la clef USB. Ç<text:span text:style-name="T20">a permet de réparer un ordinateur ou de récupérer des fichiers en urgence. Ça permet aussi de fonctionner sur un autre pc totalement librement. </text:span></text:p>
      <text:p text:style-name="P25"/>
      <text:p text:style-name="P25">Knoppix pour les enfants avec des bibliothèques assez sympathiques. </text:p>
      <text:p text:style-name="P25"/>
      <text:p text:style-name="P26">2004 : première version d’Ubuntu. </text:p>
      <text:p text:style-name="P27">Possibilité d’avoir une version stable (LTS, long term stability). <text:span text:style-name="T21">Préférer les LTS pour travailler, normalement elles sont debuguées. </text:span></text:p>
      <text:p text:style-name="P28"/>
      <text:h text:style-name="Heading_20_1" text:outline-level="1">7-Interpréteur de commande (terminal et invite de commande Linux). </text:h>
      <text:p text:style-name="P6">8-Interpréteur de fichier<text:span text:style-name="T3">s</text:span> et de répertoire<text:span text:style-name="T3">s</text:span>. </text:p>
      <text:p text:style-name="P40">S’installer directement avec les PC la semaine prochaine. </text:p>
      <text:p text:style-name="P6"/>
      <text:h text:style-name="Heading_20_1" text:outline-level="1">9-Afficher, trier, scanner un fichier. </text:h>
      <text:p text:style-name="P29"/>
      <text:p text:style-name="P29">Tout est fichier <text:span text:style-name="T22">sous Linux. </text:span></text:p>
      <text:p text:style-name="P30">Répertoires : ce sont juste des fichiers sous forme de liste, ce répertoire est lui-même représenter en tant que fichier sous Linux, <text:span text:style-name="T23">avec un type dossier, son emplacement etc. </text:span></text:p>
      <text:p text:style-name="P30"/>
      <text:h text:style-name="Heading_20_1" text:outline-level="1">10-Liens symboliques et physique<text:span text:style-name="T2">s</text:span>.</text:h>
      <text:p text:style-name="Standard">Droits d’accès aux fichiers. </text:p>
      <text:p text:style-name="Standard">Liens symboliques : télécommande aller ouvrir un fichier à distance, cela permet de donné l’accès à un fichier sans donner les droits sur l’ensemble du répertoire. Très utile pour le web. </text:p>
      <text:p text:style-name="Standard"/>
      <text:p text:style-name="Standard">12-Entrée et sortie standard, redirections. </text:p>
      <text:p text:style-name="Standard"/>
      <text:h text:style-name="Heading_20_1" text:outline-level="1"><text:soft-page-break/>13-Pipes : redirection de sorties standard à une autre commande.</text:h>
      <text:p text:style-name="P31">Utiliser pour mettre en cascade plusieurs commandes. <text:span text:style-name="T24">ALT+GR+6 </text:span></text:p>
      <text:p text:style-name="P31"/>
      <text:p text:style-name="P32">Sockets : communication inter processus. </text:p>
      <text:p text:style-name="P32"/>
      <text:p text:style-name="P33">Linux est sensible à la casse !!! <text:span text:style-name="T25">il faut donc faire attention au nommage des fichiers. Il n’y a pas de longueur limite évidente sur le nom d’un fichier sous Linux (12 caractères max c’est largement suffisant). </text:span></text:p>
      <text:p text:style-name="P34">Les noms peuvent contenir tous les caractères sauf le / qui permet de séparer les fichiers dans Linux. </text:p>
      <text:p text:style-name="P35"/>
      <text:p text:style-name="P35">Sous Linux, chaque fichier a un nombre qui lui est attribué et ils se trouvent tous dans un fichier « nombre magique ». </text:p>
      <text:p text:style-name="P35"/>
      <text:p text:style-name="P36">Chemin de fichier <text:span text:style-name="T27">(« path »)</text:span> : séquence de répertoire emboîtés avec un fichier ou répertoire à la fin, séparé par le /. </text:p>
      <text:p text:style-name="P37">Chemin relatif : documents/Master/support.odt</text:p>
      <text:p text:style-name="P37">Chemin absolu : /home/ENC/documents/Master/support.odt</text:p>
      <text:p text:style-name="P37">./ : <text:span text:style-name="T26">répertoire racine (« root »). </text:span></text:p>
      <text:p text:style-name="P37">« <text:span text:style-name="T28">pwd », commande qui nous indique où on se trouve</text:span></text:p>
      <text:p text:style-name="P37"/>
      <text:p text:style-name="P38">Commande les plus courante pour les distributions Linux mais il peut y avoir des différences entre deux systèmes et entre 2 installations de GNU/Linux. </text:p>
      <text:p text:style-name="P38"/>
      <text:p text:style-name="P8">/ Répertoire racine</text:p>
      <text:p text:style-name="P8">/bin/ Commandes de base du système</text:p>
      <text:p text:style-name="P8">/boot/ Images, initrd et fichiers de configuration du noyau</text:p>
      <text:p text:style-name="P8">/dev/ Fichiers représentant des périphériques<text:tab/><text:tab/><text:tab/><text:tab/><text:tab/></text:p>
      <text:p text:style-name="P8">/dev/hda: premier disque dur </text:p>
      <text:p text:style-name="P8">IDE/etc/ Fichiers de configuration du système</text:p>
      <text:p text:style-name="P8">/home/<text:tab/>Répertoires utilisateur</text:p>
      <text:p text:style-name="P8">/lib/ Bibliothèques de base du système (partagées)</text:p>
      <text:p text:style-name="P39">/<text:span text:style-name="T29">lost+found Fichiers détériorés que le système a essayé de récupérer. </text:span></text:p>
      <text:p text:style-name="P39">/<text:span text:style-name="T29">mnt/ système de fichiers montés (/mnt/usbdisk ou /mnt/windows/)</text:span></text:p>
      <text:p text:style-name="P39">/<text:span text:style-name="T29">opt/ outils spécifiques installés par l’administrateur, souvent remplacé par /usr/local/.</text:span></text:p>
      <text:p text:style-name="P39">/<text:span text:style-name="T29">proc/ accès aux informations du système.</text:span></text:p>
      <text:p text:style-name="P47">/root/ répertoire utilisateur de l’administrateur </text:p>
      <text:p text:style-name="P47">/<text:span text:style-name="T30">sbin/ commandes réservées à l’administrateur.</text:span></text:p>
      <text:p text:style-name="P47">/<text:span text:style-name="T30">sys/ contrôle du système et des périphériques (fréquence du processeur, gestion de l’alimentation des périphériques, etc.).</text:span></text:p>
      <text:p text:style-name="P39"/>
      <text:p text:style-name="P39"/>
      <text:p text:style-name="P37"/>
      <text:p text:style-name="P6">14-Erreur standard. </text:p>
      <text:p text:style-name="P6">15-Editeurs de texte. </text:p>
      <text:p text:style-name="P6">16-Compression et archivage. </text:p>
      <text:p text:style-name="P6">17-Impression. </text:p>
      <text:p text:style-name="P6">18-Comparer des fichiers et des répertoires. </text:p>
      <text:p text:style-name="P6">19-Recherche de fichiers. </text:p>
      <text:p text:style-name="P6">20-Récupérer des informations sur les utilisate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family-generic="roman"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Tahoma" svg:font-family="Tahoma, Lucidasans, 'Lucida Sans', 'Arial Unicode MS'"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1" svg:font-family="Tahoma, Lucidasans, 'Lucida Sans', '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4pt" fo:font-style="normal" fo:text-shadow="none" style:text-underline-style="none" fo:font-weight="normal" style:font-name-asian="Tahoma1" style:font-family-asian="Tahoma, Lucidasans, 'Lucida Sans', 'Arial Unicode M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 fo:font-family="Tahoma, Lucidasans, 'Lucida Sans', 'Arial Unicode MS'" style:font-family-generic="roman" style:font-pitch="variable" fo:font-size="24pt" fo:font-style="normal" fo:text-shadow="none" style:text-underline-style="none" fo:font-weight="normal" style:font-size-asian="24pt" style:font-style-asian="normal" style:font-weight-asian="normal"/>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 fo:font-family="Tahoma, Lucidasans, 'Lucida Sans', 'Arial Unicode MS'" style:font-family-generic="roman" style:font-pitch="variable" fo:font-size="24pt" fo:font-style="normal" fo:text-shadow="none" style:text-underline-style="none" fo:font-weight="normal" style:font-size-asian="24pt" style:font-style-asian="normal" style:font-weight-asian="normal"/>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 fo:font-family="Tahoma, Lucidasans, 'Lucida Sans', 'Arial Unicode MS'" style:font-family-generic="roman" style:font-pitch="variable" fo:font-size="24pt" fo:font-style="normal" fo:text-shadow="none" style:text-underline-style="none" fo:font-weight="normal" style:font-size-asian="24pt" style:font-style-asian="normal" style:font-weight-asian="normal"/>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 fo:font-family="Tahoma, Lucidasans, 'Lucida Sans', 'Arial Unicode MS'" style:font-family-generic="roman" style:font-pitch="variable" fo:font-size="24pt" fo:font-style="normal" fo:text-shadow="none" style:text-underline-style="none" fo:font-weight="normal" style:font-size-asian="24pt" style:font-style-asian="normal" style:font-weight-asian="normal"/>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Tahoma" fo:font-family="Tahoma, Lucidasans, 'Lucida Sans', 'Arial Unicode MS'" style:font-family-generic="roman" style:font-pitch="variable" fo:font-size="24pt" fo:font-style="normal" fo:text-shadow="none" style:text-underline-style="none" fo:font-weight="normal" style:font-size-asian="24pt" style:font-style-asian="normal" style:font-weight-asian="normal"/>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Tahoma" fo:font-family="Tahoma, Lucidasans, 'Lucida Sans', 'Arial Unicode MS'" style:font-family-generic="roman" style:font-pitch="variable" fo:font-size="24pt" fo:font-style="normal" fo:text-shadow="none" style:text-underline-style="none" fo:font-weight="normal" style:font-size-asian="24pt" style:font-style-asian="normal" style:font-weight-asian="normal"/>
    </style:style>
    <style:style style:name="Titre_20_principal2" style:display-name="Titre principal2" style:family="paragraph" style:parent-style-name="Standard_20__28_user_29_" style:default-outline-level="">
      <style:paragraph-properties fo:margin-left="0.199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Tahoma" fo:font-family="Tahoma, Lucidasans, 'Lucida Sans', 'Arial Unicode MS'" style:font-family-generic="roman" style:font-pitch="variable" fo:font-size="24pt" fo:font-style="normal" fo:text-shadow="none" style:text-underline-style="none" fo:font-weight="normal" style:font-size-asian="24pt" style:font-style-asian="normal" style:font-weight-asian="normal"/>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Tahoma" fo:font-family="Tahoma, Lucidasans, 'Lucida Sans', 'Arial Unicode MS'" style:font-family-generic="roman" style:font-pitch="variable" fo:font-size="24pt" fo:font-style="normal" fo:text-shadow="none" style:text-underline-style="none" fo:font-weight="normal" style:font-size-asian="24pt" style:font-style-asian="normal" style:font-weight-asian="normal"/>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Tahoma" fo:font-family="Tahoma, Lucidasans, 'Lucida Sans', 'Arial Unicode MS'" style:font-family-generic="roman" style:font-pitch="variable" fo:font-size="24pt" fo:font-style="normal" fo:text-shadow="none" style:text-underline-style="none" fo:font-weight="normal" style:font-size-asian="24pt" style:font-style-asian="normal" style:font-weight-asian="normal"/>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 fo:font-family="Tahoma, Lucidasans, 'Lucida Sans', 'Arial Unicode MS'" style:font-family-generic="roman" style:font-pitch="variable" fo:font-size="24pt" fo:font-style="normal" fo:text-shadow="none" style:text-underline-style="none" fo:font-weight="normal" style:font-size-asian="24pt" style:font-style-asian="normal" style:font-weight-asian="normal"/>
    </style:style>
    <style:style style:name="free-electrons_7e_LT_7e_Gliederung_20_1" style:display-name="free-electrons~LT~Gliederung 1" style:family="paragraph" style:default-outline-level="">
      <style:paragraph-properties fo:margin-left="1.199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32pt" fo:font-style="normal" fo:text-shadow="none" style:text-underline-style="none" fo:font-weight="normal" style:font-name-asian="Tahoma1" style:font-family-asian="Tahoma, Lucidasans, 'Lucida Sans', 'Arial Unicode M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free-electrons_7e_LT_7e_Gliederung_20_2" style:display-name="free-electrons~LT~Gliederung 2" style:family="paragraph" style:parent-style-name="free-electrons_7e_LT_7e_Gliederung_20_1" style:default-outline-level="">
      <style:paragraph-properties fo:margin-left="2.401cm" fo:margin-right="0cm" fo:margin-top="0cm" fo:margin-bottom="0.4cm" loext:contextual-spacing="false" fo:text-indent="-0.801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8pt" fo:font-style="normal" fo:text-shadow="none" style:text-underline-style="none" fo:font-weight="normal" style:font-size-asian="28pt" style:font-style-asian="normal" style:font-weight-asian="normal"/>
    </style:style>
    <style:style style:name="free-electrons_7e_LT_7e_Gliederung_20_3" style:display-name="free-electrons~LT~Gliederung 3" style:family="paragraph" style:parent-style-name="free-electrons_7e_LT_7e_Gliederung_20_2" style:default-outline-level="">
      <style:paragraph-properties fo:margin-left="3.6cm" fo:margin-right="0cm" fo:margin-top="0cm" fo:margin-bottom="0.3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4pt" fo:font-style="normal" fo:text-shadow="none" style:text-underline-style="none" fo:font-weight="normal" style:font-size-asian="24pt" style:font-style-asian="normal" style:font-weight-asian="normal"/>
    </style:style>
    <style:style style:name="free-electrons_7e_LT_7e_Gliederung_20_4" style:display-name="free-electrons~LT~Gliederung 4" style:family="paragraph" style:parent-style-name="free-electrons_7e_LT_7e_Gliederung_20_3" style:default-outline-level="">
      <style:paragraph-properties fo:margin-left="4.8cm" fo:margin-right="0cm" fo:margin-top="0cm" fo:margin-bottom="0.199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free-electrons_7e_LT_7e_Gliederung_20_5" style:display-name="free-electrons~LT~Gliederung 5" style:family="paragraph" style:parent-style-name="free-electrons_7e_LT_7e_Gliederung_20_4" style:default-outline-level="">
      <style:paragraph-properties fo:margin-left="6.001cm" fo:margin-right="0cm" fo:margin-top="0cm" fo:margin-bottom="0.101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free-electrons_7e_LT_7e_Gliederung_20_6" style:display-name="free-electrons~LT~Gliederung 6" style:family="paragraph" style:parent-style-name="free-electrons_7e_LT_7e_Gliederung_20_5" style:default-outline-level="">
      <style:paragraph-properties fo:margin-left="7.2cm" fo:margin-right="0cm" fo:margin-top="0cm" fo:margin-bottom="0.101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free-electrons_7e_LT_7e_Gliederung_20_7" style:display-name="free-electrons~LT~Gliederung 7" style:family="paragraph" style:parent-style-name="free-electrons_7e_LT_7e_Gliederung_20_6" style:default-outline-level="">
      <style:paragraph-properties fo:margin-left="8.4cm" fo:margin-right="0cm" fo:margin-top="0cm" fo:margin-bottom="0.101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free-electrons_7e_LT_7e_Gliederung_20_8" style:display-name="free-electrons~LT~Gliederung 8" style:family="paragraph" style:parent-style-name="free-electrons_7e_LT_7e_Gliederung_20_7" style:default-outline-level="">
      <style:paragraph-properties fo:margin-left="9.601cm" fo:margin-right="0cm" fo:margin-top="0cm" fo:margin-bottom="0.101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free-electrons_7e_LT_7e_Gliederung_20_9" style:display-name="free-electrons~LT~Gliederung 9" style:family="paragraph" style:parent-style-name="free-electrons_7e_LT_7e_Gliederung_20_8" style:default-outline-level="">
      <style:paragraph-properties fo:margin-left="10.8cm" fo:margin-right="0cm" fo:margin-top="0cm" fo:margin-bottom="0.101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free-electrons_7e_LT_7e_Titel" style:display-name="free-electron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Tahoma" fo:font-family="Tahoma, Lucidasans, 'Lucida Sans', 'Arial Unicode MS'" style:font-family-generic="roman" style:font-pitch="variable" fo:font-size="44pt" fo:font-style="normal" fo:text-shadow="none" style:text-underline-style="none" fo:font-weight="normal" style:font-name-asian="Tahoma1" style:font-family-asian="Tahoma, Lucidasans, 'Lucida Sans', 'Arial Unicode M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style>
    <style:style style:name="free-electrons_7e_LT_7e_Untertitel" style:display-name="free-electron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32pt" fo:font-style="normal" fo:text-shadow="none" style:text-underline-style="none" fo:font-weight="normal" style:font-name-asian="Tahoma1" style:font-family-asian="Tahoma, Lucidasans, 'Lucida Sans', 'Arial Unicode M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free-electrons_7e_LT_7e_Notizen" style:display-name="free-electron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name-asian="Tahoma1" style:font-family-asian="Tahoma, Lucidasans, 'Lucida Sans', 'Arial Unicode M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style>
    <style:style style:name="free-electrons_7e_LT_7e_Hintergrundobjekte" style:display-name="free-electrons~LT~Hintergrundobjekte" style:family="paragraph" style:default-outline-level="">
      <style:paragraph-properties fo:text-align="start" style:justify-single-word="false" fo:orphans="2" fo:widows="2" style:writing-mode="lr-tb"/>
      <style:text-properties style:font-name="Bitstream Vera Serif" fo:font-family="'Bitstream Vera Serif'" style:font-family-generic="roman" style:font-pitch="variable" fo:font-size="12pt" style:font-name-asian="Tahoma1" style:font-family-asian="Tahoma, Lucidasans, 'Lucida Sans', 'Arial Unicode M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ree-electrons_7e_LT_7e_Hintergrund" style:display-name="free-electrons~LT~Hintergrund" style:family="paragraph" style:default-outline-level="">
      <style:paragraph-properties fo:text-align="start" style:justify-single-word="false" fo:orphans="2" fo:widows="2" style:writing-mode="lr-tb"/>
      <style:text-properties style:font-name="Bitstream Vera Serif" fo:font-family="'Bitstream Vera Serif'" style:font-family-generic="roman" style:font-pitch="variable" fo:font-size="12pt" style:font-name-asian="Tahoma1" style:font-family-asian="Tahoma, Lucidasans, 'Lucida Sans', 'Arial Unicode M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 fo:font-family="'Arial Unicode MS'" style:font-family-generic="roman" style:font-pitch="variable" fo:font-size="18pt" style:letter-kerning="true" style:font-name-asian="Tahoma1" style:font-family-asian="Tahoma, Lucidasans, 'Lucida Sans', 'Arial Unicode M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Bitstream Vera Serif" fo:font-family="'Bitstream Vera Serif'" style:font-family-generic="roman" style:font-pitch="variable" fo:font-size="12pt" style:font-name-asian="Tahoma1" style:font-family-asian="Tahoma, Lucidasans, 'Lucida Sans', 'Arial Unicode M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Bitstream Vera Serif" fo:font-family="'Bitstream Vera Serif'" style:font-family-generic="roman" style:font-pitch="variable" fo:font-size="12pt" style:font-name-asian="Tahoma1" style:font-family-asian="Tahoma, Lucidasans, 'Lucida Sans', 'Arial Unicode M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name-asian="Tahoma1" style:font-family-asian="Tahoma, Lucidasans, 'Lucida Sans', 'Arial Unicode M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1.199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32pt" fo:font-style="normal" fo:text-shadow="none" style:text-underline-style="none" fo:font-weight="normal" style:font-name-asian="Tahoma1" style:font-family-asian="Tahoma, Lucidasans, 'Lucida Sans', 'Arial Unicode M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2.401cm" fo:margin-right="0cm" fo:margin-top="0cm" fo:margin-bottom="0.4cm" loext:contextual-spacing="false" fo:text-indent="-0.801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8pt" fo:font-style="normal" fo:text-shadow="none" style:text-underline-style="none" fo:font-weight="normal" style:font-size-asian="28pt" style:font-style-asian="normal" style:font-weight-asian="normal"/>
    </style:style>
    <style:style style:name="Plan_20_3" style:display-name="Plan 3" style:family="paragraph" style:parent-style-name="Plan_20_2" style:default-outline-level="">
      <style:paragraph-properties fo:margin-left="3.6cm" fo:margin-right="0cm" fo:margin-top="0cm" fo:margin-bottom="0.3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4pt" fo:font-style="normal" fo:text-shadow="none" style:text-underline-style="none" fo:font-weight="normal" style:font-size-asian="24pt" style:font-style-asian="normal" style:font-weight-asian="normal"/>
    </style:style>
    <style:style style:name="Plan_20_4" style:display-name="Plan 4" style:family="paragraph" style:parent-style-name="Plan_20_3" style:default-outline-level="">
      <style:paragraph-properties fo:margin-left="4.8cm" fo:margin-right="0cm" fo:margin-top="0cm" fo:margin-bottom="0.199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Plan_20_5" style:display-name="Plan 5" style:family="paragraph" style:parent-style-name="Plan_20_4" style:default-outline-level="">
      <style:paragraph-properties fo:margin-left="6.001cm" fo:margin-right="0cm" fo:margin-top="0cm" fo:margin-bottom="0.101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Plan_20_6" style:display-name="Plan 6" style:family="paragraph" style:parent-style-name="Plan_20_5" style:default-outline-level="">
      <style:paragraph-properties fo:margin-left="7.2cm" fo:margin-right="0cm" fo:margin-top="0cm" fo:margin-bottom="0.101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Plan_20_7" style:display-name="Plan 7" style:family="paragraph" style:parent-style-name="Plan_20_6" style:default-outline-level="">
      <style:paragraph-properties fo:margin-left="8.4cm" fo:margin-right="0cm" fo:margin-top="0cm" fo:margin-bottom="0.101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Plan_20_8" style:display-name="Plan 8" style:family="paragraph" style:parent-style-name="Plan_20_7" style:default-outline-level="">
      <style:paragraph-properties fo:margin-left="9.601cm" fo:margin-right="0cm" fo:margin-top="0cm" fo:margin-bottom="0.101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Plan_20_9" style:display-name="Plan 9" style:family="paragraph" style:parent-style-name="Plan_20_8" style:default-outline-level="">
      <style:paragraph-properties fo:margin-left="10.8cm" fo:margin-right="0cm" fo:margin-top="0cm" fo:margin-bottom="0.101cm" loext:contextual-spacing="false" fo:text-indent="-0.6cm" style:auto-text-indent="false" style:writing-mode="lr-tb"/>
      <style:text-properties fo:color="#000000" style:text-outline="false" style:text-line-through-style="none" style:text-line-through-type="none" style:font-name="Tahoma" fo:font-family="Tahoma, Lucidasans, 'Lucida Sans', 'Arial Unicode MS'" style:font-family-generic="roman" style:font-pitch="variable" fo:font-size="20pt" fo:font-style="normal" fo:text-shadow="none" style:text-underline-style="none" fo:font-weight="normal" style:font-size-asian="20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8:17:14.338794657</meta:creation-date>
    <dc:date>2018-10-03T16:10:49.619143730</dc:date>
    <meta:editing-duration>PT3H20M43S</meta:editing-duration>
    <meta:editing-cycles>114</meta:editing-cycles>
    <meta:generator>LibreOffice/5.3.7.2$MacOSX_X86_64 LibreOffice_project/6b8ed514a9f8b44d37a1b96673cbbdd077e24059</meta:generator>
    <meta:document-statistic meta:table-count="0" meta:image-count="0" meta:object-count="0" meta:page-count="4" meta:paragraph-count="101" meta:word-count="1332" meta:character-count="8601" meta:non-whitespace-character-count="7296"/>
  </office:meta>
</office:document-meta>
</file>